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Droid Sans Mono" svg:font-family="'Droid Sans Mono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Mono1" svg:font-family="'Droid Sans Mono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auto" fo:break-after="auto"/>
    </style:style>
    <style:style style:name="P2" style:family="paragraph" style:parent-style-name="Standard">
      <style:paragraph-properties fo:text-align="center" style:justify-single-word="false" fo:break-before="auto" fo:break-after="auto"/>
      <style:text-properties style:font-name="Droid Sans Mono" fo:font-size="14pt" style:font-name-asian="Droid Sans Mono1" style:font-size-asian="14pt" style:font-name-complex="Droid Sans Mono1" style:font-size-complex="14pt"/>
    </style:style>
    <style:style style:name="P3" style:family="paragraph" style:parent-style-name="Standard">
      <style:paragraph-properties fo:text-align="start" style:justify-single-word="false" fo:break-before="auto" fo:break-after="auto"/>
    </style:style>
    <style:style style:name="P4" style:family="paragraph" style:parent-style-name="Standard" style:master-page-name="Standard">
      <style:paragraph-properties fo:text-align="center" style:justify-single-word="false" style:page-number="1" fo:break-before="auto" fo:break-after="auto"/>
    </style:style>
    <style:style style:name="T1" style:family="text">
      <style:text-properties style:font-name="Droid Sans Mono" fo:font-size="14pt" style:font-name-asian="Droid Sans Mono1" style:font-size-asian="14pt" style:font-name-complex="Droid Sans Mono1" style:font-size-complex="14pt"/>
    </style:style>
    <style:style style:name="T2" style:family="text">
      <style:text-properties style:font-name="Droid Sans Mono" fo:font-size="14pt" style:font-name-asian="Droid Sans Mono1" style:font-size-asian="14pt" style:font-name-complex="Droid Sans Mono1" style:font-size-complex="14pt" fo:background-color="#ffff00"/>
    </style:style>
    <style:style style:name="T3" style:family="text">
      <style:text-properties style:font-name="Droid Sans Mono" fo:font-size="14pt" style:font-name-asian="Droid Sans Mono1" style:font-size-asian="14pt" style:font-name-complex="Droid Sans Mono1" style:font-size-complex="14pt" fo:background-color="#ff00ff"/>
    </style:style>
    <style:style style:name="T4" style:family="text">
      <style:text-properties style:font-name="Droid Sans Mono" fo:font-size="14pt" style:font-name-asian="Droid Sans Mono1" style:font-size-asian="14pt" style:font-name-complex="Droid Sans Mono1" style:font-size-complex="14pt" fo:background-color="#ff0000"/>
    </style:style>
    <style:style style:name="T5" style:family="text">
      <style:text-properties fo:color="#000000" style:font-name="Droid Sans Mono" fo:font-size="14pt" style:font-name-asian="Droid Sans Mono1" style:font-size-asian="14pt" style:font-name-complex="Droid Sans Mono1" style:font-size-complex="14pt"/>
    </style:style>
    <style:style style:name="T6" style:family="text">
      <style:text-properties fo:color="#000000" fo:font-size="16pt" style:font-size-asian="16pt" style:font-size-complex="16pt"/>
    </style:style>
    <style:style style:name="T7" style:family="text">
      <style:text-properties fo:color="#000000" fo:font-size="16pt" fo:font-style="italic" style:font-size-asian="16pt" style:font-style-asian="italic" style:font-size-complex="16pt"/>
    </style:style>
    <style:style style:name="T8" style:family="text">
      <style:text-properties fo:color="#ffffff" style:font-name="Droid Sans Mono" fo:font-size="14pt" style:font-name-asian="Droid Sans Mono1" style:font-size-asian="14pt" style:font-name-complex="Droid Sans Mono1" style:font-size-complex="14pt" fo:background-color="#ff00ff"/>
    </style:style>
    <style:style style:name="T9" style:family="text">
      <style:text-properties fo:color="#ffffff" fo:font-size="16pt" style:font-size-asian="16pt" style:font-size-complex="16pt" fo:background-color="#ff00ff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style:font-size-asian="16pt" style:font-size-complex="16pt" fo:background-color="#ffff00"/>
    </style:style>
    <style:style style:name="T12" style:family="text">
      <style:text-properties fo:font-size="16pt" style:font-size-asian="16pt" style:font-size-complex="16pt" fo:background-color="#ff0000"/>
    </style:style>
    <style:style style:name="T13" style:family="text">
      <style:text-properties fo:font-size="16pt" style:font-size-asian="16pt" style:font-size-complex="16pt" fo:background-color="#ff00ff"/>
    </style:style>
    <style:style style:name="T14" style:family="text">
      <style:text-properties fo:font-size="16pt" fo:font-style="italic" style:font-size-asian="16pt" style:font-style-asian="italic" style:font-size-complex="16pt"/>
    </style:style>
    <style:style style:name="T15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16" style:family="text">
      <style:text-properties style:font-name="Times New Roman" fo:font-size="16pt" style:font-name-asian="Times New Roman1" style:font-size-asian="16pt" style:font-name-complex="Times New Roman1" style:font-size-complex="16pt" fo:background-color="#ff0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B5 00</text:span><text:span text:style-name="T1"> </text:span><text:span text:style-name="T3">05 10 32 00 06 03 03 06 00 00</text:span><text:span text:style-name="T1"> 03 03 </text:span><text:span text:style-name="T4">E0 00</text:span></text:p>
      <text:p text:style-name="P1"><text:span text:style-name="T1">00 00 80 3F 03 03 </text:span><text:span text:style-name="T4">E1 00</text:span><text:span text:style-name="T1"> 00 00 80 3F 04 02 </text:span><text:span text:style-name="T4">E2 00</text:span></text:p>
      <text:p text:style-name="P1"><text:span text:style-name="T1">00 00 80 3F 05 02 </text:span><text:span text:style-name="T4">E3 00</text:span><text:span text:style-name="T1"> 00 00 80 3F 06 01 </text:span><text:span text:style-name="T4">E4 00</text:span></text:p>
      <text:p text:style-name="P1"><text:span text:style-name="T1">00 00 80 3F 03 04 </text:span><text:span text:style-name="T4">E1 00</text:span><text:span text:style-name="T1"> 00 00 80 3F 04 04 </text:span><text:span text:style-name="T4">E2 00</text:span></text:p>
      <text:p text:style-name="P1"><text:span text:style-name="T1">00 00 80 3F 05 04 </text:span><text:span text:style-name="T4">E3 00</text:span><text:span text:style-name="T1"> 00 00 80 3F 06 03 </text:span><text:span text:style-name="T4">E4 00</text:span></text:p>
      <text:p text:style-name="P1"><text:span text:style-name="T1">00 00 80 3F 06 0B </text:span><text:span text:style-name="T4">08 01</text:span><text:span text:style-name="T1"> 00 00 80 3F </text:span><text:span text:style-name="T5">06 </text:span><text:span text:style-name="T8">14</text:span><text:span text:style-name="T5"> 00 </text:span><text:span text:style-name="T8">86</text:span></text:p>
      <text:p text:style-name="P2"/>
      <text:p text:style-name="P3"><text:span text:style-name="T11">Area ID</text:span><text:span text:style-name="T10">: Individual Ids currently unknown.</text:span></text:p>
      <text:p text:style-name="P3"><text:span text:style-name="T12">Enemy ID</text:span><text:span text:style-name="T10">: See </text:span><text:span text:style-name="T14">enemy_indices.txt</text:span><text:span text:style-name="T10">.</text:span></text:p>
      <text:p text:style-name="P3"><text:span text:style-name="T13">Seemingly has to do with where the location appears in the Defeated Monster List.</text:span></text:p>
      <text:p text:style-name="P3"><text:span text:style-name="T9">Enemy troop ID</text:span><text:span text:style-name="T6"> (see </text:span><text:span text:style-name="T7">troops.txt</text:span><text:span text:style-name="T6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Droid Sans Mono" svg:font-family="'Droid Sans Mono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Mono1" svg:font-family="'Droid Sans Mono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0" meta:word-count="125" meta:character-count="468" meta:non-whitespace-character-count="353"/>
    <meta:generator>LibreOfficeDev/6.0.5.2$Linux_X86_64 LibreOffice_project/</meta:generator>
  </office:meta>
</office:document-meta>
</file>